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5E47EC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emplate_25_20javadayIV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template_25_20javadayIV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25_20javadayIV-background" style:display-name="template%20javadayIV-background" style:family="presentation">
      <style:graphic-properties draw:stroke="none" draw:fill="none"/>
      <style:text-properties style:letter-kerning="true"/>
    </style:style>
    <style:style style:name="template_25_20javadayIV-backgroundobjects" style:display-name="template%20javadayIV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25_20javadayIV-notes" style:display-name="template%20javadayIV-notes" style:family="presentation">
      <style:graphic-properties draw:stroke="none" draw:fill="none">
        <text:list-style style:name="template_25_20javadayIV-notes" style:display-name="template%20javadayIV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_25_20javadayIV-outline1" style:display-name="template%20javadayIV-outline1" style:family="presentation">
      <style:graphic-properties draw:stroke="none" draw:fill="none">
        <text:list-style style:name="template_25_20javadayIV-outline1" style:display-name="template%20javaday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eague Gothic'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_25_20javadayIV-outline2" style:display-name="template%20javadayIV-outline2" style:family="presentation" style:parent-style-name="template_25_20javadayIV-outline1">
      <style:paragraph-properties fo:margin-left="2.4cm" fo:margin-right="0cm" fo:margin-top="0cm" fo:margin-bottom="0.4cm" fo:text-indent="-0.8cm"/>
      <style:text-properties fo:font-family="Georgia" style:font-pitch="variable" fo:font-size="28pt" style:font-size-asian="28pt" style:font-size-complex="28pt"/>
    </style:style>
    <style:style style:name="template_25_20javadayIV-outline3" style:display-name="template%20javadayIV-outline3" style:family="presentation" style:parent-style-name="template_25_20javadayIV-outline2">
      <style:paragraph-properties fo:margin-left="3.6cm" fo:margin-right="0cm" fo:margin-top="0cm" fo:margin-bottom="0.3cm" fo:text-indent="-0.6cm"/>
      <style:text-properties fo:font-family="Georgia" style:font-pitch="variable" fo:font-size="24pt" style:font-size-asian="24pt" style:font-size-complex="24pt"/>
    </style:style>
    <style:style style:name="template_25_20javadayIV-outline4" style:display-name="template%20javadayIV-outline4" style:family="presentation" style:parent-style-name="template_25_20javadayIV-outline3">
      <style:paragraph-properties fo:margin-left="4.8cm" fo:margin-right="0cm" fo:margin-top="0cm" fo:margin-bottom="0.2cm" fo:text-indent="-0.6cm"/>
      <style:text-properties fo:font-family="Georgia" style:font-pitch="variable" fo:font-size="20pt" style:font-size-asian="20pt" style:font-size-complex="20pt"/>
    </style:style>
    <style:style style:name="template_25_20javadayIV-outline5" style:display-name="template%20javadayIV-outline5" style:family="presentation" style:parent-style-name="template_25_20javadayIV-outline4">
      <style:paragraph-properties fo:margin-left="6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6" style:display-name="template%20javadayIV-outline6" style:family="presentation" style:parent-style-name="template_25_20javadayIV-outline5">
      <style:paragraph-properties fo:margin-left="7.2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7" style:display-name="template%20javadayIV-outline7" style:family="presentation" style:parent-style-name="template_25_20javadayIV-outline6">
      <style:paragraph-properties fo:margin-left="8.4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8" style:display-name="template%20javadayIV-outline8" style:family="presentation" style:parent-style-name="template_25_20javadayIV-outline7">
      <style:paragraph-properties fo:margin-left="9.6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9" style:display-name="template%20javadayIV-outline9" style:family="presentation" style:parent-style-name="template_25_20javadayIV-outline8">
      <style:paragraph-properties fo:margin-left="10.8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subtitle" style:display-name="template%20javadayIV-subtitle" style:family="presentation">
      <style:graphic-properties draw:stroke="none" draw:fill="none" draw:textarea-vertical-align="middle">
        <text:list-style style:name="template_25_20javadayIV-subtitle" style:display-name="template%20javadayIV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_25_20javadayIV-title" style:display-name="template%20javadayIV-title" style:family="presentation">
      <style:graphic-properties draw:stroke="none" draw:fill="none" draw:textarea-vertical-align="middle">
        <text:list-style style:name="template_25_20javadayIV-title" style:display-name="template%20javadayIV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'League Gothic'" style:font-pitch="variable" fo:font-size="32pt" fo:letter-spacing="normal" fo:font-style="normal" fo:text-shadow="none" style:text-underline-style="none" fo:font-weight="bold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Mpr1" style:family="presentation" style:parent-style-name="template_25_20javadayIV-title">
      <style:graphic-properties draw:fill-color="#ffffff" draw:auto-grow-height="false" fo:min-height="3.507cm"/>
    </style:style>
    <style:style style:name="Mpr2" style:family="presentation" style:parent-style-name="template_25_20javadayIV-outline1">
      <style:graphic-properties draw:fill-color="#ffffff" draw:auto-grow-height="false" fo:min-height="13.86cm"/>
    </style:style>
    <style:style style:name="Mpr3" style:family="presentation" style:parent-style-name="template_25_20javadayIV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_25_20javadayIV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_25_20javadayIV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.3cm" fo:text-align="end" fo:text-indent="0cm"/>
      <style:text-properties fo:font-family="'League Gothic'" style:font-pitch="variable" fo:font-size="16pt" style:font-size-asian="16pt" style:font-size-complex="16pt"/>
    </style:style>
    <style:style style:name="MP8" style:family="paragraph">
      <style:paragraph-properties fo:margin-left="0cm" fo:margin-right="0cm" fo:margin-top="0cm" fo:margin-bottom="0.3cm" fo:text-align="end" fo:text-indent="0cm"/>
      <style:text-properties fo:color="#ffffff" fo:font-family="'League Gothic'" style:font-pitch="variable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League Gothic'" style:font-pitch="variable" fo:font-size="16pt" fo:font-weight="bold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44cm" svg:height="4.965cm" svg:x="1.31cm" svg:y="2.05cm" draw:page-number="1"/>
      <draw:page-thumbnail draw:layer="backgroundobjects" svg:width="7.944cm" svg:height="4.965cm" svg:x="1.31cm" svg:y="8.016cm"/>
      <draw:page-thumbnail draw:layer="backgroundobjects" svg:width="7.944cm" svg:height="4.965cm" svg:x="1.31cm" svg:y="13.982cm"/>
      <draw:page-thumbnail draw:layer="backgroundobjects" svg:width="7.944cm" svg:height="4.965cm" svg:x="10.876cm" svg:y="2.05cm"/>
      <draw:page-thumbnail draw:layer="backgroundobjects" svg:width="7.944cm" svg:height="4.965cm" svg:x="10.876cm" svg:y="8.016cm"/>
      <draw:page-thumbnail draw:layer="backgroundobjects" svg:width="7.944cm" svg:height="4.965cm" svg:x="10.876cm" svg:y="13.982cm"/>
      <draw:page-thumbnail draw:layer="backgroundobjects" svg:width="7.944cm" svg:height="4.965cm" svg:x="20.442cm" svg:y="2.05cm"/>
      <draw:page-thumbnail draw:layer="backgroundobjects" svg:width="7.944cm" svg:height="4.965cm" svg:x="20.442cm" svg:y="8.016cm"/>
      <draw:page-thumbnail draw:layer="backgroundobjects" svg:width="7.944cm" svg:height="4.965cm" svg:x="20.442cm" svg:y="13.982cm"/>
    </style:handout-master>
    <style:master-page style:name="template_25_20javadayIV" style:display-name="template%20javadayIV" style:page-layout-name="PM1" draw:style-name="Mdp1">
      <office:forms form:automatic-focus="false" form:apply-design-mode="false"/>
      <draw:frame draw:style-name="Mgr3" draw:text-style-name="MP3" draw:layer="backgroundobjects" svg:width="27.999cm" svg:height="17.498cm" svg:x="0.001cm" svg:y="0cm">
        <draw:image xlink:href="Pictures/1000000000000500000003205E47EC42.png" xlink:type="simple" xlink:show="embed" xlink:actuate="onLoad">
          <text:p/>
        </draw:image>
      </draw:frame>
      <draw:frame presentation:style-name="Mpr1" draw:text-style-name="MP4" draw:layer="backgroundobjects" svg:width="21.639cm" svg:height="1.375cm" svg:x="6.142cm" svg:y="0.651cm" presentation:class="title">
        <draw:text-box>
          <text:p text:style-name="MP4">Titolo</text:p>
        </draw:text-box>
      </draw:frame>
      <draw:frame presentation:style-name="Mpr2" draw:text-style-name="MP5" draw:layer="backgroundobjects" svg:width="26cm" svg:height="11.549cm" svg:x="1cm" svg:y="4.09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0.308cm" svg:x="3.437cm" svg:y="21.75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0.724cm" svg:x="21.477cm" svg:y="19.085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3" draw:text-style-name="MP1" draw:layer="backgroundobjects" svg:width="3cm" svg:height="0.79cm" svg:x="0.365cm" svg:y="19.635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8" draw:layer="backgroundobjects" svg:width="13.007cm" svg:height="0.916cm" svg:x="14.848cm" svg:y="16.467cm">
        <draw:text-box>
          <text:p text:style-name="MP7"><text:span text:style-name="MT2">&lt;nome relatore&gt; - &lt;e-mail&gt; – &lt;azienda o community&gt;</text:span></text:p>
        </draw:text-box>
      </draw:frame>
      <presentation:notes style:page-layout-name="PM2">
        <draw:page-thumbnail presentation:style-name="template_25_20javadayIV-title" draw:layer="backgroundobjects" svg:width="14.848cm" svg:height="11.136cm" svg:x="3.075cm" svg:y="2.257cm" presentation:class="page"/>
        <draw:frame presentation:style-name="template_25_20javadayIV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1-02-15T09:50:10</meta:creation-date>
    <dc:language>it-IT</dc:language>
    <meta:editing-cycles>4</meta:editing-cycles>
    <meta:editing-duration>PT00H42M30S</meta:editing-duration>
    <meta:initial-creator>Fabio Fidanza</meta:initial-creator>
    <dc:date>2011-02-15T10:47:57</dc:date>
    <dc:creator>Fabio Fidanza</dc:cre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